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5104in" table:align="left" style:writing-mode="lr-tb"/>
    </style:style>
    <style:style style:name="Tabela1.A" style:family="table-column">
      <style:table-column-properties style:column-width="1in"/>
    </style:style>
    <style:style style:name="Tabela1.B" style:family="table-column">
      <style:table-column-properties style:column-width="1.0833in"/>
    </style:style>
    <style:style style:name="Tabela1.C" style:family="table-column">
      <style:table-column-properties style:column-width="2.4021in"/>
    </style:style>
    <style:style style:name="Tabela1.D" style:family="table-column">
      <style:table-column-properties style:column-width="2.025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ela2" style:family="table">
      <style:table-properties style:width="6.0833in" fo:margin-left="0.25in" table:align="left" style:writing-mode="lr-tb"/>
    </style:style>
    <style:style style:name="Tabela2.A" style:family="table-column">
      <style:table-column-properties style:column-width="3in"/>
    </style:style>
    <style:style style:name="Tabela2.B" style:family="table-column">
      <style:table-column-properties style:column-width="3.0833in"/>
    </style:style>
    <style:style style:name="Tabela2.1" style:family="table-row">
      <style:table-row-properties style:min-row-height="0.9042in" style:keep-together="true" fo:keep-together="auto"/>
    </style:style>
    <style:style style:name="Tabela2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2.2" style:family="table-row">
      <style:table-row-properties style:min-row-height="0.4715in" style:keep-together="true" fo:keep-together="auto"/>
    </style:style>
    <style:style style:name="Tabela3" style:family="table">
      <style:table-properties style:width="6.0986in" fo:margin-left="0.25in" table:align="left" style:writing-mode="lr-tb"/>
    </style:style>
    <style:style style:name="Tabela3.A" style:family="table-column">
      <style:table-column-properties style:column-width="3in"/>
    </style:style>
    <style:style style:name="Tabela3.B" style:family="table-column">
      <style:table-column-properties style:column-width="3.0986in"/>
    </style:style>
    <style:style style:name="Tabela3.1" style:family="table-row">
      <style:table-row-properties style:min-row-height="0.9042in" style:keep-together="true" fo:keep-together="auto"/>
    </style:style>
    <style:style style:name="Tabela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3.2" style:family="table-row">
      <style:table-row-properties style:min-row-height="0.4715in" style:keep-together="true" fo:keep-together="auto"/>
    </style:style>
    <style:style style:name="P1" style:family="paragraph" style:parent-style-name="Title">
      <style:paragraph-properties fo:text-align="end" style:justify-single-word="false"/>
      <style:text-properties fo:language="pt" fo:country="BR"/>
    </style:style>
    <style:style style:name="P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" style:family="paragraph" style:parent-style-name="Title">
      <style:paragraph-properties fo:text-align="start" style:justify-single-word="false"/>
    </style:style>
    <style:style style:name="P5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6" style:family="paragraph" style:parent-style-name="Title">
      <style:paragraph-properties fo:margin-top="0.0835in" fo:margin-bottom="0in" fo:text-align="end" style:justify-single-word="false"/>
    </style:style>
    <style:style style:name="P7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8" style:family="paragraph" style:parent-style-name="Title">
      <style:paragraph-properties fo:margin-top="0.0835in" fo:margin-bottom="0in" fo:text-align="end" style:justify-single-word="false"/>
      <style:text-properties fo:font-size="16pt" fo:language="pt" fo:country="BR" style:font-size-asian="16pt" style:font-size-complex="16pt"/>
    </style:style>
    <style:style style:name="P9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10" style:family="paragraph" style:parent-style-name="Title">
      <style:paragraph-properties fo:break-before="page">
        <style:tab-stops>
          <style:tab-stop style:position="0.3335in"/>
          <style:tab-stop style:position="6.6409in" style:type="right" style:leader-style="dotted" style:leader-text="."/>
        </style:tab-stops>
      </style:paragraph-properties>
      <style:text-properties fo:language="pt" fo:country="BR"/>
    </style:style>
    <style:style style:name="P11" style:family="paragraph" style:parent-style-name="Title">
      <style:paragraph-properties fo:margin-left="0.25in" fo:margin-right="0in" fo:text-align="justify" style:justify-single-word="false" fo:text-indent="0.2425in" style:auto-text-indent="false"/>
      <style:text-properties fo:font-size="10pt" fo:language="pt" fo:country="BR" fo:font-weight="normal" style:font-size-asian="10pt" style:language-asian="none" style:country-asian="none" style:font-weight-asian="normal" style:font-name-complex="Arial"/>
    </style:style>
    <style:style style:name="P12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0.5835in"/>
          <style:tab-stop style:position="6.6409in" style:type="right" style:leader-style="dotted" style:leader-text="."/>
          <style:tab-stop style:position="6.6925in" style:type="right" style:leader-style="dotted" style:leader-text="."/>
        </style:tab-stops>
      </style:paragraph-properties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16" style:family="paragraph" style:parent-style-name="Footer">
      <style:paragraph-properties>
        <style:tab-stops/>
      </style:paragraph-properties>
    </style:style>
    <style:style style:name="P17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P18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P19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20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21" style:family="paragraph" style:parent-style-name="RUP_20_Tabela">
      <style:paragraph-properties fo:text-align="center" style:justify-single-word="false"/>
      <style:text-properties fo:language="pt" fo:country="BR"/>
    </style:style>
    <style:style style:name="P22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23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24" style:family="paragraph" style:parent-style-name="RUP_20_Tabela">
      <style:paragraph-properties style:snap-to-layout-grid="false"/>
      <style:text-properties fo:language="pt" fo:country="BR"/>
    </style:style>
    <style:style style:name="P25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26" style:family="paragraph" style:parent-style-name="RUP_20_Tabela">
      <style:paragraph-properties fo:margin-left="-0.0752in" fo:margin-right="0in" fo:text-align="center" style:justify-single-word="false" fo:text-indent="0in" style:auto-text-indent="false" style:snap-to-layout-grid="false"/>
      <style:text-properties fo:language="pt" fo:country="BR" fo:font-weight="bold" style:font-weight-asian="bold"/>
    </style:style>
    <style:style style:name="P27" style:family="paragraph" style:parent-style-name="RUP_20_Tabela">
      <style:paragraph-properties fo:keep-together="always" fo:keep-with-next="always"/>
      <style:text-properties fo:language="pt" fo:country="BR"/>
    </style:style>
    <style:style style:name="P2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2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30" style:family="paragraph" style:parent-style-name="Header">
      <style:paragraph-properties>
        <style:tab-stops/>
      </style:paragraph-properties>
    </style:style>
    <style:style style:name="P31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32" style:family="paragraph" style:parent-style-name="Header">
      <style:text-properties fo:font-size="9pt" fo:language="none" fo:country="none" style:font-size-asian="9pt" style:language-asian="none" style:country-asian="none"/>
    </style:style>
    <style:style style:name="P33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P34" style:family="paragraph" style:parent-style-name="Header">
      <style:paragraph-properties style:snap-to-layout-grid="false"/>
    </style:style>
    <style:style style:name="P35" style:family="paragraph" style:parent-style-name="Heading_20_3" style:list-style-name="WW8Num23">
      <style:paragraph-properties fo:margin-left="0.5in" fo:margin-right="0in" fo:text-indent="-0.25in" style:auto-text-indent="false">
        <style:tab-stops>
          <style:tab-stop style:position="0.6665in"/>
        </style:tab-stops>
      </style:paragraph-properties>
      <style:text-properties fo:font-size="12pt" style:font-size-asian="12pt" style:font-size-complex="12pt"/>
    </style:style>
    <style:style style:name="P36" style:family="paragraph" style:parent-style-name="Heading_20_3" style:list-style-name="WW8Num23">
      <style:paragraph-properties fo:margin-left="0.4957in" fo:margin-right="0in" fo:margin-top="0in" fo:margin-bottom="0.0417in" fo:text-indent="-0.248in" style:auto-text-indent="false">
        <style:tab-stops>
          <style:tab-stop style:position="0.6665in"/>
        </style:tab-stops>
      </style:paragraph-properties>
      <style:text-properties fo:font-size="12pt" style:font-size-asian="12pt" style:font-size-complex="12pt"/>
    </style:style>
    <style:style style:name="P37" style:family="paragraph" style:parent-style-name="Heading_20_3" style:list-style-name="WW8Num23">
      <style:paragraph-properties fo:margin-left="0.4957in" fo:margin-right="0in" fo:margin-top="0.0835in" fo:margin-bottom="0.0417in" fo:text-indent="-0.248in" style:auto-text-indent="false">
        <style:tab-stops>
          <style:tab-stop style:position="0.6665in"/>
        </style:tab-stops>
      </style:paragraph-properties>
      <style:text-properties fo:font-size="12pt" style:font-size-asian="12pt" style:font-size-complex="12pt"/>
    </style:style>
    <style:style style:name="P38" style:family="paragraph" style:parent-style-name="Heading_20_3" style:list-style-name="WW8Num23">
      <style:paragraph-properties fo:margin-left="0.4957in" fo:margin-right="0in" fo:margin-top="0.0835in" fo:margin-bottom="0.0417in" fo:text-indent="-0.248in" style:auto-text-indent="false" fo:break-before="page">
        <style:tab-stops>
          <style:tab-stop style:position="0.6665in"/>
        </style:tab-stops>
      </style:paragraph-properties>
      <style:text-properties fo:font-size="12pt" style:font-size-asian="12pt" style:font-size-complex="12pt"/>
    </style:style>
    <style:style style:name="P39" style:family="paragraph" style:parent-style-name="Heading_20_1">
      <style:text-properties fo:font-size="12pt" style:font-size-asian="12pt" style:font-size-complex="12pt"/>
    </style:style>
    <style:style style:name="P40" style:family="paragraph" style:parent-style-name="Heading_20_1" style:list-style-name="WW8Num23">
      <style:paragraph-properties fo:margin-left="0.5in" fo:margin-right="0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41" style:family="paragraph" style:parent-style-name="Heading_20_1" style:list-style-name="WW8Num23">
      <style:paragraph-properties fo:margin-left="0.5in" fo:margin-right="0in" fo:margin-top="0in" fo:margin-bottom="0.0417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42" style:family="paragraph" style:parent-style-name="Heading_20_1" style:list-style-name="WW8Num23">
      <style:paragraph-properties fo:margin-left="0.5in" fo:margin-right="0in" fo:text-indent="-0.5in" style:auto-text-indent="false" fo:break-before="pag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43" style:family="paragraph" style:parent-style-name="Standard">
      <style:text-properties style:language-asian="en" style:country-asian="US"/>
    </style:style>
    <style:style style:name="P44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5" style:family="paragraph" style:parent-style-name="Standard"/>
    <style:style style:name="P46" style:family="paragraph" style:parent-style-name="Standard">
      <style:paragraph-properties fo:text-align="center" style:justify-single-word="false"/>
    </style:style>
    <style:style style:name="P47" style:family="paragraph" style:parent-style-name="Standard">
      <style:text-properties fo:color="#008000" fo:font-size="10pt" style:font-size-asian="10pt" style:language-asian="en" style:country-asian="US" style:font-size-complex="10pt"/>
    </style:style>
    <style:style style:name="P48" style:family="paragraph" style:parent-style-name="Standard">
      <style:text-properties fo:language="en" fo:country="US" style:language-asian="en" style:country-asian="US"/>
    </style:style>
    <style:style style:name="P49" style:family="paragraph" style:parent-style-name="Standard">
      <style:paragraph-properties fo:text-align="justify" style:justify-single-word="false"/>
    </style:style>
    <style:style style:name="P50" style:family="paragraph" style:parent-style-name="Standard">
      <style:paragraph-properties>
        <style:tab-stops>
          <style:tab-stop style:position="0.6665in"/>
        </style:tab-stops>
      </style:paragraph-properties>
    </style:style>
    <style:style style:name="P51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2" style:family="paragraph" style:parent-style-name="Standard">
      <style:paragraph-properties>
        <style:tab-stops>
          <style:tab-stop style:position="0.666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3" style:family="paragraph" style:parent-style-name="Standard">
      <style:paragraph-properties fo:margin-top="0.0835in" fo:margin-bottom="0in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54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55" style:family="paragraph" style:parent-style-name="Standard">
      <style:paragraph-properties fo:margin-left="0.3335in" fo:margin-right="0in" fo:text-indent="0in" style:auto-text-indent="false"/>
      <style:text-properties style:font-name="Arial" fo:font-size="10pt" style:font-size-asian="10pt" style:font-name-complex="Arial" style:font-size-complex="10pt"/>
    </style:style>
    <style:style style:name="P56" style:family="paragraph" style:parent-style-name="Standard" style:list-style-name="WW8Num18">
      <style:paragraph-properties fo:margin-left="0.75in" fo:margin-right="0in" fo:text-indent="-0.25in" style:auto-text-indent="false"/>
      <style:text-properties style:font-name="Arial" fo:font-size="10pt" style:font-size-asian="10pt" style:font-name-complex="Arial" style:font-size-complex="10pt"/>
    </style:style>
    <style:style style:name="P57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58" style:family="paragraph" style:parent-style-name="Text_20_body">
      <style:paragraph-properties fo:text-align="justify" style:justify-single-word="false"/>
      <style:text-properties style:font-name="Arial" fo:font-size="10pt" fo:language="pt" fo:country="BR" style:font-size-asian="10pt" style:font-name-complex="Arial"/>
    </style:style>
    <style:style style:name="P59" style:family="paragraph" style:parent-style-name="Text_20_body">
      <style:paragraph-properties fo:text-align="center" style:justify-single-word="false"/>
    </style:style>
    <style:style style:name="P60" style:family="paragraph" style:parent-style-name="Text_20_body">
      <style:paragraph-properties fo:margin-left="0.6665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61" style:family="paragraph" style:parent-style-name="Text_20_body">
      <style:paragraph-properties fo:margin-left="0.6665in" fo:margin-right="0in" fo:text-align="justify" style:justify-single-word="false" fo:text-indent="0in" style:auto-text-indent="false">
        <style:tab-stops>
          <style:tab-stop style:position="0.6665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62" style:family="paragraph" style:parent-style-name="Text_20_body">
      <style:paragraph-properties fo:margin-left="0.6654in" fo:margin-right="0in" fo:margin-top="0in" fo:margin-bottom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63" style:family="paragraph" style:parent-style-name="Text_20_body">
      <style:paragraph-properties fo:margin-left="0.6654in" fo:margin-right="0in" fo:margin-top="0in" fo:margin-bottom="0in" fo:text-align="justify" style:justify-single-word="false" fo:text-indent="0in" style:auto-text-indent="false">
        <style:tab-stops>
          <style:tab-stop style:position="0.6665in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64" style:family="paragraph" style:parent-style-name="Text_20_body">
      <style:paragraph-properties fo:text-align="justify" style:justify-single-word="false" fo:break-before="page"/>
      <style:text-properties style:font-name="Arial" fo:font-size="10pt" fo:language="pt" fo:country="BR" style:font-size-asian="10pt" style:font-name-complex="Arial"/>
    </style:style>
    <style:style style:name="P65" style:family="paragraph" style:parent-style-name="Text_20_body">
      <style:paragraph-properties fo:margin-left="0.3346in" fo:margin-right="0in" fo:margin-top="0in" fo:margin-bottom="0in" fo:text-indent="0in" style:auto-text-indent="false"/>
      <style:text-properties style:font-name="Arial" fo:font-size="10pt" fo:language="pt" fo:country="BR" style:font-size-asian="10pt" style:font-name-complex="Arial"/>
    </style:style>
    <style:style style:name="P66" style:family="paragraph" style:parent-style-name="Text_20_body">
      <style:paragraph-properties fo:margin-left="0.75in" fo:margin-right="0in" fo:margin-top="0in" fo:margin-bottom="0in" fo:text-indent="0in" style:auto-text-indent="false"/>
      <style:text-properties style:font-name="Arial" fo:font-size="10pt" fo:language="pt" fo:country="BR" style:font-size-asian="10pt" style:font-name-complex="Arial"/>
    </style:style>
    <style:style style:name="P67" style:family="paragraph" style:parent-style-name="Text_20_body">
      <style:paragraph-properties fo:margin-left="0.75in" fo:margin-right="0in" fo:margin-top="0.0835in" fo:margin-bottom="0.0835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68" style:family="paragraph" style:parent-style-name="Text_20_body">
      <style:paragraph-properties fo:margin-top="0in" fo:margin-bottom="0in"/>
      <style:text-properties fo:language="pt" fo:country="BR"/>
    </style:style>
    <style:style style:name="P69" style:family="paragraph" style:parent-style-name="Text_20_body">
      <style:paragraph-properties fo:margin-left="0.748in" fo:margin-right="0in" fo:margin-top="0in" fo:margin-bottom="0in" fo:text-indent="0in" style:auto-text-indent="false"/>
      <style:text-properties style:font-name="Arial" fo:font-size="10pt" fo:language="pt" fo:country="BR" style:font-size-asian="10pt" style:font-name-complex="Arial"/>
    </style:style>
    <style:style style:name="P70" style:family="paragraph" style:parent-style-name="Text_20_body">
      <style:paragraph-properties fo:margin-left="0.748in" fo:margin-right="0in" fo:margin-top="0in" fo:margin-bottom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71" style:family="paragraph" style:parent-style-name="Text_20_body">
      <style:paragraph-properties fo:margin-left="0.3335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72" style:family="paragraph" style:parent-style-name="Text_20_body">
      <style:paragraph-properties fo:margin-left="0.3335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73" style:family="paragraph" style:parent-style-name="Corpo_20_de_20_texto_20_2">
      <style:paragraph-properties fo:margin-left="0.3346in" fo:margin-right="0in" fo:margin-top="0in" fo:margin-bottom="0in" fo:line-height="100%" fo:text-indent="0in" style:auto-text-indent="false"/>
      <style:text-properties style:font-name="Arial" fo:font-size="10pt" style:font-size-asian="10pt" style:font-name-complex="Arial" style:font-size-complex="10pt"/>
    </style:style>
    <style:style style:name="P74" style:family="paragraph" style:parent-style-name="Corpo_20_de_20_texto_20_2">
      <style:paragraph-properties fo:margin-left="0.75in" fo:margin-right="0in" fo:margin-top="0in" fo:margin-bottom="0in" fo:line-height="100%" fo:text-indent="0in" style:auto-text-indent="false"/>
      <style:text-properties style:font-name="Arial" fo:font-size="10pt" style:font-size-asian="10pt" style:font-name-complex="Arial" style:font-size-complex="10pt"/>
    </style:style>
    <style:style style:name="P75" style:family="paragraph" style:parent-style-name="Corpo_20_de_20_texto_20_2">
      <style:paragraph-properties fo:margin-left="0in" fo:margin-right="0in" fo:margin-top="0in" fo:margin-bottom="0in" fo:line-height="100%" fo:text-indent="0.75in" style:auto-text-indent="false"/>
      <style:text-properties style:font-name="Arial" fo:font-size="10pt" style:font-size-asian="10pt" style:font-name-complex="Arial" style:font-size-complex="10pt"/>
    </style:style>
    <style:style style:name="P76" style:family="paragraph" style:parent-style-name="Corpo_20_de_20_texto_20_2">
      <style:paragraph-properties fo:margin-left="0in" fo:margin-right="0in" fo:margin-top="0in" fo:margin-bottom="0in" fo:line-height="100%" fo:text-indent="1in" style:auto-text-indent="false"/>
      <style:text-properties style:font-name="Arial" fo:font-size="10pt" style:font-size-asian="10pt" style:font-name-complex="Arial" style:font-size-complex="10pt"/>
    </style:style>
    <style:style style:name="P77" style:family="paragraph" style:parent-style-name="Com_20_marcadores_20_2">
      <style:paragraph-properties fo:margin-left="1.248in" fo:margin-right="0in" fo:margin-top="0.0835in" fo:margin-bottom="0.0835in" fo:text-indent="-0.248in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78" style:family="paragraph" style:parent-style-name="Com_20_marcadores_20_2">
      <style:paragraph-properties fo:margin-left="0.5in" fo:margin-right="0in" fo:margin-top="0in" fo:margin-bottom="0in" fo:text-indent="0in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79" style:family="paragraph" style:parent-style-name="Com_20_marcadores_20_2">
      <style:paragraph-properties fo:margin-top="0.0835in" fo:margin-bottom="0.0835in"/>
      <style:text-properties style:font-name="Arial" fo:font-size="10pt" fo:language="pt" fo:country="BR" fo:font-style="normal" style:font-size-asian="10pt" style:font-style-asian="normal" style:font-name-complex="Arial"/>
    </style:style>
    <style:style style:name="P80" style:family="paragraph" style:parent-style-name="Numerada" style:list-style-name="WW8Num18">
      <style:paragraph-properties fo:margin-left="0.75in" fo:margin-right="0in" fo:text-indent="-0.25in" style:auto-text-indent="false"/>
      <style:text-properties fo:font-size="10pt" fo:language="pt" fo:country="BR" style:font-size-asian="10pt" style:font-name-complex="Arial"/>
    </style:style>
    <style:style style:name="P81" style:family="paragraph" style:parent-style-name="Com_20_marcadores">
      <style:paragraph-properties fo:margin-left="0.9957in" fo:margin-right="0in" fo:margin-top="0.0835in" fo:margin-bottom="0in" fo:text-align="justify" style:justify-single-word="false" fo:text-indent="-0.248in" style:auto-text-indent="false"/>
      <style:text-properties style:font-name="Arial" fo:font-size="10pt" fo:language="pt" fo:country="BR" style:font-size-asian="10pt" style:font-name-complex="Arial"/>
    </style:style>
    <style:style style:name="P82" style:family="paragraph" style:parent-style-name="Com_20_marcadores">
      <style:paragraph-properties fo:margin-top="0.0835in" fo:margin-bottom="0.0835in"/>
      <style:text-properties style:font-name="Arial" fo:font-size="10pt" fo:language="pt" fo:country="BR" style:font-size-asian="10pt" style:font-name-complex="Arial"/>
    </style:style>
    <style:style style:name="P83" style:family="paragraph" style:parent-style-name="Com_20_marcadores">
      <style:paragraph-properties fo:margin-top="0.0835in" fo:margin-bottom="0.0835in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84" style:family="paragraph" style:parent-style-name="Com_20_marcadores">
      <style:paragraph-properties fo:margin-left="0.75in" fo:margin-right="0in" fo:margin-top="0.0835in" fo:margin-bottom="0.0835in" fo:text-indent="0in" style:auto-text-indent="false"/>
      <style:text-properties style:font-name="Arial" fo:font-size="10pt" fo:language="pt" fo:country="BR" style:font-size-asian="10pt" style:font-name-complex="Arial"/>
    </style:style>
    <style:style style:name="P85" style:family="paragraph" style:parent-style-name="Com_20_marcadores">
      <style:paragraph-properties fo:margin-left="1in" fo:margin-right="0in" fo:margin-top="0.0835in" fo:margin-bottom="0.0835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6" style:family="paragraph">
      <style:paragraph-properties style:writing-mode="lr-tb"/>
    </style:style>
    <style:style style:name="T1" style:family="text">
      <style:text-properties fo:language="pt" fo:country="BR"/>
    </style:style>
    <style:style style:name="T2" style:family="text">
      <style:text-properties fo:font-size="16pt" fo:language="pt" fo:country="BR" fo:font-weight="normal" style:font-size-asian="16pt" style:font-weight-asian="normal" style:font-size-complex="16pt"/>
    </style:style>
    <style:style style:name="T3" style:family="text">
      <style:text-properties fo:font-size="16pt" fo:language="pt" fo:country="BR" style:font-size-asian="16pt" style:font-size-complex="16pt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language="none" fo:country="none" style:font-size-asian="10pt" style:language-asian="none" style:country-asian="none"/>
    </style:style>
    <style:style style:name="T6" style:family="text">
      <style:text-properties fo:color="#008000" fo:font-size="10pt" fo:language="pt" fo:country="BR" style:font-size-asian="10pt"/>
    </style:style>
    <style:style style:name="T7" style:family="text">
      <style:text-properties fo:color="#008000" fo:font-size="10pt" fo:language="pt" fo:country="BR" fo:font-weight="normal" style:font-size-asian="10pt" style:font-weight-asian="normal"/>
    </style:style>
    <style:style style:name="T8" style:family="text">
      <style:text-properties fo:color="#008000" fo:font-size="10pt" fo:language="pt" fo:country="BR" style:text-underline-style="solid" style:text-underline-width="auto" style:text-underline-color="font-color" fo:font-weight="normal" style:font-size-asian="10pt" style:font-weight-asian="normal"/>
    </style:style>
    <style:style style:name="T9" style:family="text">
      <style:text-properties fo:color="#008000" style:font-name="Wingdings" fo:font-size="10pt" fo:language="pt" fo:country="BR" fo:font-weight="normal" style:font-size-asian="10pt" style:font-weight-asian="normal"/>
    </style:style>
    <style:style style:name="T10" style:family="text">
      <style:text-properties fo:color="#008000" fo:language="pt" fo:country="BR"/>
    </style:style>
    <style:style style:name="T11" style:family="text">
      <style:text-properties style:font-style-complex="normal" style:font-weight-complex="normal"/>
    </style:style>
    <style:style style:name="T12" style:family="text">
      <style:text-properties style:font-name="Arial" fo:font-size="10pt" fo:font-weight="bold" style:font-size-asian="10pt" style:font-weight-asian="bold" style:font-name-complex="Arial" style:font-size-complex="10pt" style:font-style-complex="italic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style:font-name="Arial" fo:font-size="10pt" style:font-size-asian="10pt" style:font-name-complex="Arial" style:font-size-complex="10pt" style:font-style-complex="italic"/>
    </style:style>
    <style:style style:name="T15" style:family="text">
      <style:text-properties style:font-style-complex="italic"/>
    </style:style>
    <style:style style:name="T16" style:family="text">
      <style:text-properties fo:font-style="italic" style:font-style-asian="italic"/>
    </style:style>
    <style:style style:name="T17" style:family="text">
      <style:text-properties fo:font-size="9pt" style:font-size-asian="9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8pt" fo:language="none" fo:country="none" style:font-size-asian="8pt" style:language-asian="none" style:country-asian="none" style:font-size-complex="8pt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ccffcc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style:vertical-pos="top" style:vertical-rel="baseline" fo:padding-left="0.1102in" fo:padding-right="0.1102in" fo:padding-top="0.0602in" fo:padding-bottom="0.0602in" fo:border="none" draw:ole-draw-aspect="1" draw:visible-area-top="0in" draw:visible-area-width="6.0823in" draw:visible-area-height="7.5181in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fo:margin-left="0.0457in" fo:margin-right="0in"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/>
      <text:p text:style-name="P1"/>
      <text:p text:style-name="P1"/>
      <text:p text:style-name="P43"/>
      <text:p text:style-name="P2">Plano de Gerência de Risco</text:p>
      <text:p text:style-name="P53"/>
      <text:p text:style-name="P44"/>
      <text:p text:style-name="P44"/>
      <text:p text:style-name="P44"/>
      <text:p text:style-name="P44"/>
      <text:p text:style-name="P2">Nome do Projeto - Versão 9.9</text:p>
      <text:p text:style-name="P7">Nome do Módulo - Release 9.9</text:p>
      <text:p text:style-name="P44"/>
      <text:p text:style-name="P44"/>
      <text:p text:style-name="P44"/>
      <text:p text:style-name="P44"/>
      <text:p text:style-name="P44"/>
      <text:p text:style-name="P6"><text:span text:style-name="T2">Versão do Documento:</text:span><text:span text:style-name="T3"> 9.9</text:span></text:p>
      <text:p text:style-name="P44"/>
      <text:p text:style-name="P44"/>
      <text:p text:style-name="P44"/>
      <text:p text:style-name="P8"/>
      <text:p text:style-name="P3"/>
      <text:section text:style-name="Sect2" text:name="Seção1">
        <text:p text:style-name="P45"/>
      </text:section>
      <text:section text:style-name="Sect3" text:name="Seção2">
        <text:p text:style-name="P46"/>
        <text:p text:style-name="P54">Histórico de Revisão</text:p>
        <text:p text:style-name="Standard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20">Data</text:p>
            </table:table-cell>
            <table:table-cell table:style-name="Tabela1.A1" office:value-type="string">
              <text:p text:style-name="P26">Versão do Documento</text:p>
            </table:table-cell>
            <table:table-cell table:style-name="Tabela1.A1" office:value-type="string">
              <text:p text:style-name="P20">Descrição</text:p>
            </table:table-cell>
            <table:table-cell table:style-name="Tabela1.D1" office:value-type="string">
              <text:p text:style-name="P20">Autor</text:p>
            </table:table-cell>
          </table:table-row>
          <table:table-row table:style-name="Tabela1.1">
            <table:table-cell table:style-name="Tabela1.A2" office:value-type="string">
              <text:p text:style-name="P22">99/99/9999</text:p>
            </table:table-cell>
            <table:table-cell table:style-name="Tabela1.A2" office:value-type="string">
              <text:p text:style-name="P22">9.9</text:p>
            </table:table-cell>
            <table:table-cell table:style-name="Tabela1.A2" office:value-type="string">
              <text:p text:style-name="P24">Descrição da atividade realizada no documento.</text:p>
            </table:table-cell>
            <table:table-cell table:style-name="Tabela1.D2" office:value-type="string">
              <text:p text:style-name="P22">Nome do(s) Analista(s)</text:p>
            </table:table-cell>
          </table:table-row>
          <table:table-row table:style-name="Tabela1.1">
            <table:table-cell table:style-name="Tabela1.A2" office:value-type="string">
              <text:p text:style-name="P25"/>
              <text:p text:style-name="P21"/>
            </table:table-cell>
            <table:table-cell table:style-name="Tabela1.A2" office:value-type="string">
              <text:p text:style-name="P22"/>
            </table:table-cell>
            <table:table-cell table:style-name="Tabela1.A2" office:value-type="string">
              <text:p text:style-name="P22"/>
            </table:table-cell>
            <table:table-cell table:style-name="Tabela1.D2" office:value-type="string">
              <text:p text:style-name="P22"/>
            </table:table-cell>
          </table:table-row>
          <table:table-row table:style-name="Tabela1.1">
            <table:table-cell table:style-name="Tabela1.A2" office:value-type="string">
              <text:p text:style-name="P25"/>
              <text:p text:style-name="P21"/>
            </table:table-cell>
            <table:table-cell table:style-name="Tabela1.A2" office:value-type="string">
              <text:p text:style-name="P22"/>
            </table:table-cell>
            <table:table-cell table:style-name="Tabela1.A2" office:value-type="string">
              <text:p text:style-name="P22"/>
            </table:table-cell>
            <table:table-cell table:style-name="Tabela1.D2" office:value-type="string">
              <text:p text:style-name="P22"/>
            </table:table-cell>
          </table:table-row>
        </table:table>
        <text:p text:style-name="Standard"/>
        <text:p text:style-name="Standard"/>
        <text:p text:style-name="P4"><text:span text:style-name="T6">Obs.:</text:span><text:span text:style-name="T7"> </text:span></text:p>
        <text:p text:style-name="P5"/>
        <text:p text:style-name="P4"><text:span text:style-name="T7">1- Na Capa deste documento deverá constar a versão do Projeto, a release (versão do módulo) e a versão deste Documento. E nesta página, deverá constar a </text:span><text:span text:style-name="T8">versão do documento</text:span><text:span text:style-name="T7">.</text:span></text:p>
        <text:p text:style-name="P47"/>
        <text:p text:style-name="P4"><text:span text:style-name="T9"></text:span><text:span text:style-name="T7"> Retirar esta observação no documento oficial.</text:span><text:span text:style-name="T10"> </text:span></text:p>
        <text:p text:style-name="Standard"/>
        <text:p text:style-name="P9">Sumário</text:p>
        <text:p text:style-name="P48"/>
        <text:p text:style-name="P48"/>
        <text:table-of-content text:style-name="Sect1" text:name="Sumário1">
          <text:table-of-content-source text:outline-level="3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6.6409in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5835in" style:leader-char=" " style:with-tab="false"/>
              <text:index-entry-tab-stop style:type="left" style:position="6.6409in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4.9236in" style:leader-char="." style:with-tab="false"/>
            </text:table-of-content-entry-template>
            <text:index-source-styles text:outline-level="2">
              <text:index-source-style text:style-name="Título_20_3_20__2b__20_13_20_pt"/>
            </text:index-source-styles>
          </text:table-of-content-source>
          <text:index-body>
            <text:p text:style-name="P13"><text:a xlink:type="simple" xlink:href="#1.Introdução|outline">1.Introdução<text:tab/>4</text:a></text:p>
            <text:p text:style-name="P14"><text:a xlink:type="simple" xlink:href="#1.1.1.Finalidade|outline">1.1.1Finalidade<text:tab/>4</text:a></text:p>
            <text:p text:style-name="P14"><text:a xlink:type="simple" xlink:href="#1.1.2.Escopo|outline">1.1.2Escopo<text:tab/>4</text:a></text:p>
            <text:p text:style-name="P14"><text:a xlink:type="simple" xlink:href="#1.1.3.Definições |outline">1.1.3Definições <text:tab/>4</text:a></text:p>
            <text:p text:style-name="P14"><text:a xlink:type="simple" xlink:href="#1.1.4.Suposições|outline">1.1.4Suposições<text:tab/>4</text:a></text:p>
            <text:p text:style-name="P14"><text:a xlink:type="simple" xlink:href="#1.1.5.Dependências|outline">1.1.5Dependências<text:tab/>4</text:a></text:p>
            <text:p text:style-name="P14"><text:a xlink:type="simple" xlink:href="#1.1.6.Documentos relacionados|outline">1.1.6Documentos relacionados<text:tab/>4</text:a></text:p>
            <text:p text:style-name="P13"><text:a xlink:type="simple" xlink:href="#2.Processo de Gerência de Risco|outline">2.Processo de Gerência de Risco<text:tab/>5</text:a></text:p>
            <text:p text:style-name="P13"><text:a xlink:type="simple" xlink:href="#3.Organização e Responsabilidades da Gerência de Risco|outline">3.Organização e Responsabilidades da Gerência de Risco<text:tab/>6</text:a></text:p>
            <text:p text:style-name="P14"><text:a xlink:type="simple" xlink:href="#3.1.1.Responsabilidades do Gerente de Projeto|outline">3.1.1Responsabilidades do Gerente de Projeto<text:tab/>6</text:a></text:p>
            <text:p text:style-name="P14"><text:a xlink:type="simple" xlink:href="#3.1.2.Responsabilidades da Gerência|outline">3.1.2Responsabilidades da Gerência<text:tab/>8</text:a></text:p>
            <text:p text:style-name="P13"><text:a xlink:type="simple" xlink:href="#4.Registro do Risco |outline">4.Registro do Risco <text:tab/>8</text:a></text:p>
            <text:p text:style-name="P13"><text:a xlink:type="simple" xlink:href="#5.Rastreamento de Risco e Abordagem do Relatório|outline">5.Rastreamento de Risco e Abordagem do Relatório<text:tab/>8</text:a></text:p>
            <text:p text:style-name="P13"><text:a xlink:type="simple" xlink:href="#6.Assinaturas|outline">6.Assinaturas<text:tab/>10</text:a></text:p>
          </text:index-body>
        </text:table-of-content>
        <text:p text:style-name="P10">Plano de Gerência de Risco</text:p>
        <text:p text:style-name="P48"/>
        <text:p text:style-name="P48"><draw:frame draw:style-name="fr1" draw:name="Quadro1" text:anchor-type="char" svg:x="0.0728in" svg:y="0.1366in" svg:width="6.4374in" svg:height="0.961in" draw:z-index="5"><draw:text-box><text:p text:style-name="P49"><text:span text:style-name="T12">Instruções:</text:span><text:span text:style-name="T14"> </text:span><text:span text:style-name="T13">Dentro de cada seção estão os sentidos e como preencher. Suprima estas instruções quando a informação específica do projeto for adicionada. Atualize o índice de cada seção às necessidades particulares do projeto. Se nenhuma informação se aplicar a uma seção particular, introduza a seguinte sentença abaixo dessa seção junto com a razão apropriada para a exclusão: <text:s/>"Não é aplicável para este projet</text:span><text:span text:style-name="T14">o”.</text:span></text:p><text:p text:style-name="Standard"/></draw:text-box></draw:frame></text:p>
        <text:p text:style-name="P48"/>
        <text:p text:style-name="P48"/>
        <text:h text:style-name="P39" text:outline-level="1"/>
        <text:p text:style-name="Standard"/>
        <text:p text:style-name="Standard"/>
        <text:list xml:id="list29672086" text:style-name="WW8Num23">
          <text:list-item>
            <text:h text:style-name="P40" text:outline-level="1">Introdução</text:h>
            <text:list>
              <text:list-item>
                <text:list>
                  <text:list-item>
                    <text:h text:style-name="P35" text:outline-level="3">Finalidade</text:h>
                  </text:list-item>
                </text:list>
              </text:list-item>
            </text:list>
          </text:list-item>
        </text:list>
        <text:p text:style-name="Standard"/>
        <text:p text:style-name="P50"><text:tab/><text:span text:style-name="T13">&lt;Descreva a finalidade específica deste plano.&gt;</text:span></text:p>
        <text:p text:style-name="P52"/>
        <text:list xml:id="list29686955" text:continue-numbering="true" text:style-name="WW8Num23">
          <text:list-item>
            <text:list>
              <text:list-item>
                <text:list>
                  <text:list-item>
                    <text:h text:style-name="P35" text:outline-level="3">Escopo</text:h>
                  </text:list-item>
                </text:list>
              </text:list-item>
            </text:list>
          </text:list-item>
        </text:list>
        <text:p text:style-name="Standard"/>
        <text:p text:style-name="P50"><text:tab/><text:span text:style-name="T13">&lt;Descreva o escopo das atividades da Gerência de Risco neste Projeto&gt;.</text:span></text:p>
        <text:p text:style-name="P50"/>
        <text:list xml:id="list29658683" text:continue-numbering="true" text:style-name="WW8Num23">
          <text:list-item>
            <text:list>
              <text:list-item>
                <text:list>
                  <text:list-item>
                    <text:h text:style-name="P35" text:outline-level="3">Definições </text:h>
                  </text:list-item>
                </text:list>
              </text:list-item>
            </text:list>
          </text:list-item>
        </text:list>
        <text:p text:style-name="Standard"/>
        <text:p text:style-name="P61">Determinar ou fornecer uma referência de todos os termos requeridos para interpretar corretamente este plano.</text:p>
        <text:p text:style-name="P63"/>
        <text:list xml:id="list29679528" text:continue-numbering="true" text:style-name="WW8Num23">
          <text:list-item>
            <text:list>
              <text:list-item>
                <text:list>
                  <text:list-item>
                    <text:h text:style-name="P36" text:outline-level="3">Suposições</text:h>
                  </text:list-item>
                </text:list>
              </text:list-item>
            </text:list>
          </text:list-item>
        </text:list>
        <text:p text:style-name="Standard"/>
        <text:p text:style-name="P60">Liste as suposições que foram feitas ao preparar este plano.</text:p>
        <text:p text:style-name="P62"/>
        <text:list xml:id="list29661695" text:continue-numbering="true" text:style-name="WW8Num23">
          <text:list-item>
            <text:list>
              <text:list-item>
                <text:list>
                  <text:list-item>
                    <text:h text:style-name="P37" text:outline-level="3">Dependências</text:h>
                  </text:list-item>
                </text:list>
              </text:list-item>
            </text:list>
          </text:list-item>
        </text:list>
        <text:p text:style-name="Standard"/>
        <text:p text:style-name="P60">Indique todas as dependências nos documentos, sistemas, aplicações, pessoas, etc.</text:p>
        <text:p text:style-name="P62"/>
        <text:list xml:id="list29678675" text:continue-numbering="true" text:style-name="WW8Num23">
          <text:list-item>
            <text:list>
              <text:list-item>
                <text:list>
                  <text:list-item>
                    <text:h text:style-name="P37" text:outline-level="3">Documentos relacionados</text:h>
                  </text:list-item>
                </text:list>
              </text:list-item>
            </text:list>
          </text:list-item>
        </text:list>
        <text:p text:style-name="P62"/>
        <text:p text:style-name="P60">Identifique todos os outros documentos relacionados ou que contenha <text:s/>detalhes relevantes para este plano. Identifique cada documento pelo título, número, data e publicação.</text:p>
        <text:p text:style-name="P60"/>
        <text:list xml:id="list29657536" text:continue-numbering="true" text:style-name="WW8Num23">
          <text:list-item>
            <text:h text:style-name="P40" text:outline-level="1">Processo de Gerência de Risco</text:h>
          </text:list-item>
        </text:list>
        <text:p text:style-name="Standard"/>
        <text:p text:style-name="P55">Descreva o processo a ser usado para controlar os riscos. Se você escolher usar o processo padrão dessa metodologia, você pode usar o exemplo abaixo.</text:p>
        <text:p text:style-name="P55"/>
        <text:p text:style-name="P55">O processo da gerência de risco é dividido em duas áreas, planejamentos da gerência de risco e controle da gerência de risco. O planejamento da gerência de risco consiste nas seguintes etapas:</text:p>
        <text:p text:style-name="Standard"/>
        <text:p text:style-name="P59"><text:soft-page-break/><draw:frame draw:style-name="fr3" draw:name="Objeto1" text:anchor-type="as-char" svg:width="5.0598in" svg:height="6.2547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P64">O controle da gerência de risco começa com qualquer liberação do risco, atenuação o risco , ou execução de qualquer <text:s/>atividades de contingência. O controle da gerência de risco geralmente não ocorre até que o planejamento da gerência de risco esteja terminado. As tarefas realizadas durante o controle da gerência de risco incluem:</text:p>
        <text:list xml:id="list29654063" text:style-name="WW8Num18">
          <text:list-item>
            <text:p text:style-name="P80">Implementação da Abordagem para Minimizar Riscos.</text:p>
          </text:list-item>
          <text:list-item>
            <text:p text:style-name="P80">Revisões do projeto; Relatório do risco, revisão e ação corretiva. </text:p>
          </text:list-item>
          <text:list-item>
            <text:p text:style-name="P56">Execução de planos de contingência do risco.<text:line-break/></text:p>
          </text:list-item>
        </text:list>
        <text:p text:style-name="P51"/>
        <text:list xml:id="list29657836" text:continue-list="list29657536" text:style-name="WW8Num23">
          <text:list-item>
            <text:h text:style-name="P40" text:outline-level="1">Organização e Responsabilidades da Gerência de Risco</text:h>
          </text:list-item>
        </text:list>
        <text:p text:style-name="Standard"/>
        <text:p text:style-name="P65">Descreva a organização e as pessoas envolvidas nas atividades de controle de risco e em suas responsabilidades específicas. Segue um exemplo:</text:p>
        <text:p text:style-name="P65"/>
        <text:p text:style-name="P73">“O tamanho e a natureza do &lt;nome do projeto&gt; impossibilitam a necessidade de um gerente de risco dedicado. O gerente de projeto executará estas funções.”</text:p>
        <text:p text:style-name="P73"/>
        <text:p text:style-name="P73"/>
        <text:list xml:id="list29685506" text:continue-numbering="true" text:style-name="WW8Num23">
          <text:list-item>
            <text:list>
              <text:list-item>
                <text:list>
                  <text:list-item>
                    <text:h text:style-name="P37" text:outline-level="3">Responsabilidades do Gerente de Projeto</text:h>
                  </text:list-item>
                </text:list>
              </text:list-item>
            </text:list>
          </text:list-item>
        </text:list>
        <text:p text:style-name="Standard"/>
        <text:p text:style-name="P66">Descreva as responsabilidades específicas do gerente de projeto no controle do risco. Por <text:s/>exemplo:</text:p>
        <text:p text:style-name="P66"/>
        <text:p text:style-name="P74">O gerente de projeto realizará as seguintes ações durante o planejamento do projeto:</text:p>
        <text:p text:style-name="P74"/>
        <text:list xml:id="list29651358" text:style-name="WW8Num24">
          <text:list-item>
            <text:p text:style-name="P77">Determinar a abordagem geral da gerência de risco, incluindo a definição de responsabilidades da gerência de risco.</text:p>
          </text:list-item>
          <text:list-item>
            <text:p text:style-name="P77">Selecionar a registro de riscos para ser incluído na gerência de risco.</text:p>
          </text:list-item>
          <text:list-item>
            <text:p text:style-name="P77">Atribuir um responsável para cada registro de risco.</text:p>
          </text:list-item>
          <text:list-item>
            <text:p text:style-name="P77">Trabalhar com a equipe de projeto (cliente e terceiros partidos) para identificar probabilidades e impactos.</text:p>
          </text:list-item>
          <text:list-item>
            <text:p text:style-name="P77">Defina uma situação de risco e o relatório de abordagem.</text:p>
          </text:list-item>
          <text:list-item>
            <text:p text:style-name="P77">Aprovar o plano da gerência de risco.</text:p>
            <text:p text:style-name="P78"/>
          </text:list-item>
        </text:list>
        <text:p text:style-name="P75">O gerente de projeto realizará as seguintes ações durante o desempenho do projeto:</text:p>
        <text:p text:style-name="P76"/>
        <text:list xml:id="list29687843" text:continue-numbering="true" text:style-name="WW8Num24">
          <text:list-item>
            <text:p text:style-name="P79">Rever periodicamente toda a possibilidade de minimizar riscos <text:s/>e ações de contingência.</text:p>
          </text:list-item>
          <text:list-item>
            <text:p text:style-name="P77">Controlar a identificação e a execução das ações corretivas associadas as registros <text:s/>do risco.</text:p>
          </text:list-item>
          <text:list-item>
            <text:p text:style-name="P77">Avaliar a eficácia para atividades atuais da diminuição de riscos </text:p>
          </text:list-item>
          <text:list-item>
            <text:p text:style-name="P79">Aprovar a implementação de <text:s/>planos de contingência</text:p>
          </text:list-item>
          <text:list-item>
            <text:p text:style-name="P79">Aprovar a adição das registros do risco</text:p>
          </text:list-item>
        </text:list>
        <text:list xml:id="list29681670" text:continue-list="list29685506" text:style-name="WW8Num23">
          <text:list-item>
            <text:list>
              <text:list-item>
                <text:list>
                  <text:list-item>
                    <text:h text:style-name="P38" text:outline-level="3">Responsabilidades da Gerência</text:h>
                  </text:list-item>
                </text:list>
              </text:list-item>
            </text:list>
          </text:list-item>
        </text:list>
        <text:p text:style-name="P68"/>
        <text:p text:style-name="P67">Cada líder de equipe e subcontratado executariam as seguintes tarefas da gerência de risco durante o andamento do projeto:</text:p>
        <text:p text:style-name="P70"/>
        <text:list xml:id="list29665864" text:style-name="WW8Num1">
          <text:list-item>
            <text:p text:style-name="P81">Identificar registros de risco e suas respectivas disciplinas.</text:p>
          </text:list-item>
          <text:list-item>
            <text:p text:style-name="P83">Probabilidades e impactos de riscos estimados.</text:p>
          </text:list-item>
          <text:list-item>
            <text:p text:style-name="P83">Listar os dados do risco, prioridade de riscos, trabalhando com o gerente de projeto para documentar os registros de risco para a gerência de risco.</text:p>
          </text:list-item>
          <text:list-item>
            <text:p text:style-name="P83">Priorizar os registros de risco e a recomendações das atividades para a gerência de risco.</text:p>
          </text:list-item>
          <text:list-item>
            <text:p text:style-name="P83">Identificar a possibilidade de minimizar os riscos.</text:p>
          </text:list-item>
          <text:list-item>
            <text:p text:style-name="P83">Identificar os planos de contingência do risco.</text:p>
            <text:p text:style-name="P84"/>
          </text:list-item>
        </text:list>
        <text:p text:style-name="P67">Os gerentes são responsáveis por executar as seguintes tarefas durante o desempenho do projeto:</text:p>
        <text:p text:style-name="P69"/>
        <text:list xml:id="list29664327" text:continue-numbering="true" text:style-name="WW8Num1">
          <text:list-item>
            <text:p text:style-name="P82">Executar os planos para minimizar os riscos.</text:p>
          </text:list-item>
          <text:list-item>
            <text:p text:style-name="P82">Relatar a situação dos registros de risco.</text:p>
          </text:list-item>
          <text:list-item>
            <text:p text:style-name="P82">Avaliar a eficácia de ações corretivas para minimizar os riscos e de contingência. </text:p>
          </text:list-item>
          <text:list-item>
            <text:p text:style-name="P82">Coletar a situação do risco, atualizar a base de dados e desenvolver relatórios do risco.</text:p>
          </text:list-item>
          <text:list-item>
            <text:p text:style-name="P82">Recomendar a implementação dos planos de contingência.</text:p>
          </text:list-item>
          <text:list-item>
            <text:p text:style-name="P82">Implementar os planos de contingência do risco como apropriados.</text:p>
          </text:list-item>
          <text:list-item>
            <text:p text:style-name="P82">Identificar novos registros de risco.</text:p>
            <text:p text:style-name="P85"/>
          </text:list-item>
        </text:list>
        <text:list xml:id="list29678277" text:continue-list="list29681670" text:style-name="WW8Num23">
          <text:list-item>
            <text:h text:style-name="P40" text:outline-level="1">Registro do Risco </text:h>
          </text:list-item>
        </text:list>
        <text:p text:style-name="Standard"/>
        <text:p text:style-name="P58">Forneça o registro do risco. Os relatórios do risco devem conter um descrição de ações para minimizar o risco,e os planos de contingência bem documentados para cada risco.</text:p>
        <text:p text:style-name="P68"/>
        <text:list xml:id="list29679799" text:continue-numbering="true" text:style-name="WW8Num23">
          <text:list-item>
            <text:h text:style-name="P41" text:outline-level="1">Rastreamento de Risco e Abordagem do Relatório</text:h>
          </text:list-item>
        </text:list>
        <text:p text:style-name="Standard"/>
        <text:p text:style-name="P71">Descreva como a informação de situação do risco será coletada e relatada. <text:s/>Identifique para quem os relatórios do risco serão distribuídos. A seguir um exemplo:</text:p>
        <text:p text:style-name="P72">“O responsável por cada registro de risco seguirá a situação desse risco e atualizará o relatório de registro do risco em uma base semanal, informando ao gerente de projeto sobre toda a mudança que acontecer. O gerente de projeto deverá rever a situação de cada risco com os líderes da equipe na reunião semanal, propondo a ação, conforme necessidade. <text:s/>O gerente de projeto então, revisará <text:s/>a situação do risco com o cliente e/ou conforme necessidade.”</text:p>
        <text:list xml:id="list29675787" text:continue-numbering="true" text:style-name="WW8Num23">
          <text:list-item>
            <text:h text:style-name="P42" text:outline-level="1">Assinaturas</text:h>
          </text:list-item>
        </text:list>
        <text:p text:style-name="Standard"/>
        <text:p text:style-name="P11">Os abaixo assinados estão de acordo com o conteúdo do documento “Plano de Gerência de Risco”.</text:p>
        <text:p text:style-name="RUP_20_Corpo_20_1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  <table:table-cell table:style-name="Tabela2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</table:table-row>
          <table:table-row table:style-name="Tabela2.2">
            <table:table-cell table:style-name="Tabela2.A1" office:value-type="string">
              <text:p text:style-name="P15">Nome Completo</text:p>
              <text:p text:style-name="P23">Cargo</text:p>
              <text:p text:style-name="P23">Sigla da Superintendência</text:p>
            </table:table-cell>
            <table:table-cell table:style-name="Tabela2.A1" office:value-type="string">
              <text:p text:style-name="P15">Nome Completo</text:p>
              <text:p text:style-name="P23">Cargo</text:p>
              <text:p text:style-name="P23">Sigla da Superintendência</text:p>
            </table:table-cell>
          </table:table-row>
        </table:table>
        <text:p text:style-name="RUP_20_Corpo_20_1"/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  <table:table-cell table:style-name="Tabela3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</table:table-row>
          <table:table-row table:style-name="Tabela3.2">
            <table:table-cell table:style-name="Tabela3.A1" office:value-type="string">
              <text:p text:style-name="P15">Nome Completo</text:p>
              <text:p text:style-name="P23">Cargo</text:p>
              <text:p text:style-name="P23">Sigla da Superintendência</text:p>
            </table:table-cell>
            <table:table-cell table:style-name="Tabela3.A1" office:value-type="string">
              <text:p text:style-name="P15">Nome Completo</text:p>
              <text:p text:style-name="P23">Cargo</text:p>
              <text:p text:style-name="P23">Sigla da Superintendência</text:p>
            </table:table-cell>
          </table:table-row>
        </table:table>
        <text:p text:style-name="Standard"/>
        <text:p text:style-name="P57"/>
        <text:p text:style-name="P7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1665in" fo:text-indent="0in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335in" fo:margin-right="0in" fo:margin-top="0.0835in" fo:margin-bottom="0in" fo:text-indent="0in" style:auto-text-indent="false">
        <style:tab-stops>
          <style:tab-stop style:position="6.6409in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0.5835in"/>
          <style:tab-stop style:position="6.6409in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3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3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3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in" fo:margin-bottom="0.0835in" fo:line-height="200%"/>
    </style:style>
    <style:style style:name="Com_20_marcadores_20_2" style:display-name="Com marcadores 2" style:family="paragraph" style:parent-style-name="Standard" style:list-style-name="WW8Num24">
      <style:paragraph-properties fo:margin-top="0in" fo:margin-bottom="0.1665in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>
      <style:paragraph-properties fo:margin-top="0.0835in" fo:margin-bottom="0.0835in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7">
      <style:paragraph-properties fo:margin-left="0.5in" fo:margin-right="0in" fo:margin-top="0in" fo:margin-bottom="0.1665in" fo:line-height="100%" fo:text-indent="0in" style:auto-text-indent="false" style:text-autospace="none" style:punctuation-wrap="simple" style:vertical-align="baseline">
        <style:tab-stops>
          <style:tab-stop style:position="0.5835in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Numerada" style:family="paragraph" style:parent-style-name="Standard" style:list-style-name="WW8StyleNum1">
      <style:paragraph-properties fo:margin-left="1.0835in" fo:margin-right="0in" fo:text-indent="-0.25in" style:auto-text-indent="false"/>
      <style:text-properties style:font-name="Arial" fo:language="en" fo:country="US" style:font-size-complex="10pt"/>
    </style:style>
    <style:style style:name="Com_20_marcadores" style:display-name="Com marcadores" style:family="paragraph" style:parent-style-name="Standard" style:list-style-name="WW8Num1">
      <style:paragraph-properties fo:margin-left="1in" fo:margin-right="0in" fo:margin-top="0in" fo:margin-bottom="0.1665in" fo:text-indent="0in" style:auto-text-indent="false" style:text-autospace="none" style:punctuation-wrap="simple" style:vertical-align="baseline">
        <style:tab-stops>
          <style:tab-stop style:position="1in"/>
        </style:tab-stops>
      </style:paragraph-properties>
      <style:text-properties fo:language="en" fo:country="US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Times New Roman" fo:font-size="12pt" style:font-size-asian="12pt" style:font-name-complex="Times New Roman"/>
    </style:style>
    <style:style style:name="WW8Num7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 fo:font-size="8pt" style:font-size-asian="8pt" style:font-size-complex="8pt"/>
    </style:style>
    <style:style style:name="WW8Num28z1" style:family="text">
      <style:text-properties fo:font-size="8pt" style:font-size-asian="8pt" style:font-size-complex="8pt"/>
    </style:style>
    <style:style style:name="WW8Num28z2" style:family="text">
      <style:text-properties style:font-name="Wingdings"/>
    </style:style>
    <style:style style:name="WW8Num28z3" style:family="text">
      <style:text-properties style:font-name="Symbol"/>
    </style:style>
    <style:style style:name="WW8Num28z4" style:family="text">
      <style:text-properties style:font-name="Courier New" style:font-name-complex="Courier New"/>
    </style:style>
    <style:style style:name="WW8Num29z0" style:family="text">
      <style:text-properties style:font-name="Times New Roman" fo:font-size="12pt" style:font-size-asian="12pt" style:font-name-complex="Times New Roman"/>
    </style:style>
    <style:style style:name="WW8Num31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0.5835in" fo:text-indent="-0.3335in" fo:margin-left="0.58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5in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1" style:num-format="1" text:start-value="4" text:display-levels="2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WW8Num7z0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text:style-name="WW8Num7z0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WW8Num7z0" style:num-format="1" text:display-levels="5">
        <style:list-level-properties text:list-level-position-and-space-mode="label-alignment">
          <style:list-level-label-alignment text:label-followed-by="listtab" text:list-tab-stop-position="3.4165in" fo:text-indent="-0.75in" fo:margin-left="3.4165in"/>
        </style:list-level-properties>
      </text:list-level-style-number>
      <text:list-level-style-number text:level="6" text:style-name="WW8Num7z0" style:num-format="1" text:display-levels="6">
        <style:list-level-properties text:list-level-position-and-space-mode="label-alignment">
          <style:list-level-label-alignment text:label-followed-by="listtab" text:list-tab-stop-position="4.0835in" fo:text-indent="-0.75in" fo:margin-left="4.0835in"/>
        </style:list-level-properties>
      </text:list-level-style-number>
      <text:list-level-style-number text:level="7" text:style-name="WW8Num7z0" style:num-format="1" text:display-levels="7">
        <style:list-level-properties text:list-level-position-and-space-mode="label-alignment">
          <style:list-level-label-alignment text:label-followed-by="listtab" text:list-tab-stop-position="5in" fo:text-indent="-1in" fo:margin-left="5in"/>
        </style:list-level-properties>
      </text:list-level-style-number>
      <text:list-level-style-number text:level="8" text:style-name="WW8Num7z0" style:num-format="1" text:display-levels="8">
        <style:list-level-properties text:list-level-position-and-space-mode="label-alignment">
          <style:list-level-label-alignment text:label-followed-by="listtab" text:list-tab-stop-position="5.6665in" fo:text-indent="-1in" fo:margin-left="5.6665in"/>
        </style:list-level-properties>
      </text:list-level-style-number>
      <text:list-level-style-number text:level="9" text:style-name="WW8Num7z0" style:num-format="1" text:display-levels="9">
        <style:list-level-properties text:list-level-position-and-space-mode="label-alignment">
          <style:list-level-label-alignment text:label-followed-by="listtab" text:list-tab-stop-position="6.5835in" fo:text-indent="-1.25in" fo:margin-left="6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1043in" fo:text-indent="-0.2709in" fo:margin-left="1.104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835in" fo:text-indent="-0.75in" fo:margin-left="1.583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835in" fo:text-indent="-0.75in" fo:margin-left="1.583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8335in" fo:text-indent="-1in" fo:margin-left="1.833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8335in" fo:text-indent="-1in" fo:margin-left="1.833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0835in" fo:text-indent="-1.25in" fo:margin-left="2.083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0835in" fo:text-indent="-1.25in" fo:margin-left="2.0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416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8335in" fo:text-indent="-0.1252in" fo:margin-left="1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3335in" fo:text-indent="-0.1252in" fo:margin-left="3.3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335in" fo:text-indent="-0.25in" fo:margin-left="3.833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3335in" fo:text-indent="-0.25in" fo:margin-left="4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8335in" fo:text-indent="-0.1252in" fo:margin-left="4.8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5.0417in" fo:text-indent="-0.25in" fo:margin-left="5.0417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5417in" fo:text-indent="-0.25in" fo:margin-left="5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2811in" fo:text-indent="-0.2811in" fo:margin-left="0.2811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text:style-name="WW8Num29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9z0" style:num-format="1" text:start-value="4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9z0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text:style-name="WW8Num29z0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WW8Num29z0" style:num-format="1" text:display-levels="5">
        <style:list-level-properties text:list-level-position-and-space-mode="label-alignment">
          <style:list-level-label-alignment text:label-followed-by="listtab" text:list-tab-stop-position="3.4165in" fo:text-indent="-0.75in" fo:margin-left="3.4165in"/>
        </style:list-level-properties>
      </text:list-level-style-number>
      <text:list-level-style-number text:level="6" text:style-name="WW8Num29z0" style:num-format="1" text:display-levels="6">
        <style:list-level-properties text:list-level-position-and-space-mode="label-alignment">
          <style:list-level-label-alignment text:label-followed-by="listtab" text:list-tab-stop-position="4.0835in" fo:text-indent="-0.75in" fo:margin-left="4.0835in"/>
        </style:list-level-properties>
      </text:list-level-style-number>
      <text:list-level-style-number text:level="7" text:style-name="WW8Num29z0" style:num-format="1" text:display-levels="7">
        <style:list-level-properties text:list-level-position-and-space-mode="label-alignment">
          <style:list-level-label-alignment text:label-followed-by="listtab" text:list-tab-stop-position="5in" fo:text-indent="-1in" fo:margin-left="5in"/>
        </style:list-level-properties>
      </text:list-level-style-number>
      <text:list-level-style-number text:level="8" text:style-name="WW8Num29z0" style:num-format="1" text:display-levels="8">
        <style:list-level-properties text:list-level-position-and-space-mode="label-alignment">
          <style:list-level-label-alignment text:label-followed-by="listtab" text:list-tab-stop-position="5.6665in" fo:text-indent="-1in" fo:margin-left="5.6665in"/>
        </style:list-level-properties>
      </text:list-level-style-number>
      <text:list-level-style-number text:level="9" text:style-name="WW8Num29z0" style:num-format="1" text:display-levels="9">
        <style:list-level-properties text:list-level-position-and-space-mode="label-alignment">
          <style:list-level-label-alignment text:label-followed-by="listtab" text:list-tab-stop-position="6.5835in" fo:text-indent="-1.25in" fo:margin-left="6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4" style:family="table">
      <style:table-properties style:width="6.6181in" fo:margin-left="-0.075in" table:align="left" style:writing-mode="lr-tb"/>
    </style:style>
    <style:style style:name="Tabela4.A" style:family="table-column">
      <style:table-column-properties style:column-width="3.309in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4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none" fo:country="none" style:font-size-asian="9pt" style:language-asian="none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none" fo:country="none" style:font-size-asian="8pt" style:language-asian="none" style:country-asian="none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73in" fo:page-height="11.6925in" style:num-format="1" style:print-orientation="portrait" fo:margin-top="0in" fo:margin-bottom="0.7244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0634in" fo:margin-top="0.024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07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2" draw:style-name="Mgr1" draw:text-style-name="MP3" svg:width="8.5835in" svg:height="0.024in" svg:x="-0.6602in" svg:y="-1.472in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3" draw:style-name="Mgr1" draw:text-style-name="MP3" svg:width="8.5835in" svg:height="0.024in" svg:x="-1in" svg:y="0.2953in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0.8917in" svg:height="0.4728in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0.9626in" svg:height="0.561in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1" draw:style-name="Mgr1" draw:text-style-name="MP3" svg:width="8.5835in" svg:height="0.024in" svg:x="-1in" svg:y="0.0701in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4" draw:style-name="Mgr1" draw:text-style-name="MP3" svg:width="8.5835in" svg:height="0.024in" svg:x="-1in" svg:y="-0.0902in"><text:p/><draw:enhanced-geometry svg:viewBox="0 0 21600 21600" draw:type="rectangle" draw:enhanced-path="M 0 0 L 21600 0 21600 21600 0 21600 0 0 Z N"/></draw:custom-shape><text:span text:style-name="MT4">Nome do Projeto - Plano de Gerência de Risco</text:span><text:span text:style-name="Page_20_Number"><text:span text:style-name="MT3"><text:tab/></text:span></text:span><text:span text:style-name="Page_20_Number"><text:span text:style-name="MT2">mds - pgr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8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09:54:55.47</meta:creation-date>
    <meta:editing-cycles>2</meta:editing-cycles>
    <meta:editing-duration>PT00H01M02S</meta:editing-duration>
    <meta:initial-creator>Lena Lúcia de Moraes</meta:initial-creator>
    <meta:generator>BrOffice.org/3.0$Win32 OpenOffice.org_project/300m9$Build-9358</meta:generator>
    <meta:document-statistic meta:table-count="4" meta:image-count="2" meta:object-count="1" meta:page-count="8" meta:paragraph-count="117" meta:word-count="1056" meta:character-count="7084"/>
    <dc:date>2010-02-26T09:55:57.74</dc:date>
    <dc:creator>Lena Lúcia de Moraes</dc:creator>
  </office:meta>
</office:document-meta>
</file>